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9.271cm" svg:x="6.118cm" svg:y="8.9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033cm" svg:height="2.54cm" svg:x="6.626cm" svg:y="14.679cm"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2.54cm" svg:x="9.32cm" svg:y="20.294cm">
          <text:p text:style-name="P1">Spark clu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2.54cm" svg:x="12.468cm" svg:y="9.726cm">
          <text:p text:style-name="P1">Query Par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51cm" svg:height="1.905cm" svg:x="2.435cm" svg:y="10.107cm">
          <text:p text:style-name="P1">F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2.54cm" svg:x="6.626cm" svg:y="9.726cm">
          <text:p text:style-name="P1">FS 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27cm" svg:x="2.308cm" svg:y="6.678cm">
          <text:p text:style-name="P1">Stream-&gt;Fil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94cm" svg:y1="5.789cm" svg:x2="4.594cm" svg:y2="6.678cm">
          <text:p/>
        </draw:line>
        <draw:line draw:style-name="gr3" draw:text-style-name="P1" draw:layer="layout" svg:x1="4.34cm" svg:y1="7.948cm" svg:x2="3.324cm" svg:y2="10.107cm">
          <text:p/>
        </draw:line>
        <draw:line draw:style-name="gr3" draw:text-style-name="P1" draw:layer="layout" svg:x1="6.626cm" svg:y1="10.869cm" svg:x2="4.086cm" svg:y2="11.123cm">
          <text:p/>
        </draw:line>
        <draw:frame draw:style-name="gr4" draw:text-style-name="P2" draw:layer="layout" svg:width="2.225cm" svg:height="1.207cm" svg:x="4.359cm" svg:y="11.25cm">
          <draw:text-box>
            <text:p><text:span text:style-name="T1">watch for</text:span></text:p>
            <text:p><text:span text:style-name="T1">new files</text:span></text:p>
          </draw:text-box>
        </draw:frame>
        <draw:line draw:style-name="gr3" draw:text-style-name="P1" draw:layer="layout" svg:x1="7.642cm" svg:y1="12.266cm" svg:x2="7.642cm" svg:y2="14.679cm">
          <text:p/>
        </draw:line>
        <draw:frame draw:style-name="gr4" draw:text-style-name="P2" draw:layer="layout" svg:width="3.457cm" svg:height="0.729cm" svg:x="7.769cm" svg:y="12.807cm">
          <draw:text-box>
            <text:p><text:span text:style-name="T1">Trigger new run</text:span></text:p>
          </draw:text-box>
        </draw:frame>
        <draw:frame draw:style-name="gr4" draw:layer="layout" svg:width="4.486cm" svg:height="0.962cm" svg:x="2.689cm" svg:y="5.081cm">
          <draw:text-box>
            <text:p>Twitter stream</text:p>
          </draw:text-box>
        </draw:frame>
        <draw:custom-shape draw:style-name="gr2" draw:text-style-name="P3" draw:layer="layout" svg:width="2.159cm" svg:height="1.905cm" svg:x="14.119cm" svg:y="15.06cm">
          <text:p text:style-name="P1"><text:span text:style-name="T2">RDD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15.643cm" svg:y1="12.266cm" svg:x2="15.643cm" svg:y2="14.679cm">
          <text:p/>
        </draw:line>
        <draw:frame draw:style-name="gr5" draw:text-style-name="P2" draw:layer="layout" svg:width="3.004cm" svg:height="0.729cm" svg:x="12.722cm" svg:y="12.901cm">
          <draw:text-box>
            <text:p><text:span text:style-name="T1">Submit query</text:span></text:p>
          </draw:text-box>
        </draw:frame>
        <draw:line draw:style-name="gr3" draw:text-style-name="P1" draw:layer="layout" svg:x1="16.329cm" svg:y1="5.064cm" svg:x2="16.367cm" svg:y2="8.964cm">
          <text:p/>
        </draw:line>
        <draw:frame draw:style-name="gr4" draw:text-style-name="P2" draw:layer="layout" svg:width="2.483cm" svg:height="1.207cm" svg:x="16.367cm" svg:y="6.08cm">
          <draw:text-box>
            <text:p><text:span text:style-name="T1">startQuery</text:span></text:p>
            <text:p><text:span text:style-name="T1">stopQuery</text:span></text:p>
          </draw:text-box>
        </draw:frame>
        <draw:custom-shape draw:style-name="gr2" draw:text-style-name="P1" xml:id="id2" draw:id="id2" draw:layer="layout" svg:width="4.572cm" svg:height="1.524cm" svg:x="13.954cm" svg:y="4.302cm">
          <text:p text:style-name="P1">WS (Meteor?)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72cm" svg:height="1.397cm" svg:x="9.89cm" svg:y="6.08cm">
          <text:p text:style-name="P1">DB (mongo?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76cm" svg:y1="8.874cm" svg:x2="12.176cm" svg:y2="7.477cm">
          <text:p/>
        </draw:line>
        <draw:frame draw:style-name="gr4" draw:text-style-name="P2" draw:layer="layout" svg:width="1.751cm" svg:height="0.729cm" svg:x="12.43cm" svg:y="7.858cm">
          <draw:text-box>
            <text:p><text:span text:style-name="T1">results</text:span></text:p>
          </draw:text-box>
        </draw:frame>
        <draw:connector draw:style-name="gr3" draw:text-style-name="P1" draw:layer="layout" svg:x1="12.176cm" svg:y1="6.08cm" svg:x2="13.954cm" svg:y2="5.064cm" draw:start-shape="id1" draw:start-glue-point="0" draw:end-shape="id2" draw:end-glue-point="3" svg:d="M12176 6080v-1016h1778" svg:viewBox="0 0 1779 1017">
          <text:p/>
        </draw:connector>
        <draw:custom-shape draw:style-name="gr2" draw:text-style-name="P1" draw:layer="layout" svg:width="4.572cm" svg:height="1.524cm" svg:x="13.954cm" svg:y="1.254cm">
          <text:p text:style-name="P1">Fronten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748cm" svg:y1="2.778cm" svg:x2="16.748cm" svg:y2="4.302cm">
          <text:p/>
        </draw:line>
        <draw:line draw:style-name="gr3" draw:text-style-name="P1" draw:layer="layout" svg:x1="15.732cm" svg:y1="4.302cm" svg:x2="15.732cm" svg:y2="2.778cm">
          <text:p/>
        </draw:line>
        <draw:line draw:style-name="gr3" draw:text-style-name="P1" draw:layer="layout" svg:x1="10.798cm" svg:y1="17.256cm" svg:x2="10.798cm" svg:y2="20.304cm">
          <text:p/>
        </draw:line>
        <draw:line draw:style-name="gr3" draw:text-style-name="P1" draw:layer="layout" svg:x1="12.511cm" svg:y1="20.304cm" svg:x2="12.511cm" svg:y2="17.256cm">
          <text:p/>
        </draw:line>
        <draw:frame draw:style-name="gr4" draw:text-style-name="P2" draw:layer="layout" svg:width="3.427cm" svg:height="0.729cm" svg:x="12.53cm" svg:y="18.686cm">
          <draw:text-box>
            <text:p><text:span text:style-name="T1">Collected result</text:span></text:p>
          </draw:text-box>
        </draw:frame>
        <draw:frame draw:style-name="gr4" draw:text-style-name="P5" draw:layer="layout" svg:width="3.952cm" svg:height="0.729cm" svg:x="6.827cm" svg:y="18.653cm">
          <draw:text-box>
            <text:p text:style-name="P4"><text:span text:style-name="T1">Job, spark 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Helfer</meta:initial-creator>
    <meta:creation-date>2015-10-26T17:50:16.052539631</meta:creation-date>
    <dc:date>2015-10-26T18:09:42.456179749</dc:date>
    <dc:creator>Jonas Helfer</dc:creator>
    <meta:editing-duration>PT3M44S</meta:editing-duration>
    <meta:editing-cycles>1</meta:editing-cycles>
    <meta:document-statistic meta:object-count="31"/>
    <meta:generator>LibreOffice/4.2.8.2$Linux_X86_64 LibreOffice_project/420m0$Build-2</meta:generator>
  </office:meta>
</office:document-meta>
</file>